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63F0000165483C8F0EA.svm"/>
  <manifest:file-entry manifest:media-type="" manifest:full-path="Pictures/2000000700007C55000041F1079294AE.svm"/>
  <manifest:file-entry manifest:media-type="" manifest:full-path="Pictures/2000000700007E1700002F223F57F4C1.svm"/>
  <manifest:file-entry manifest:media-type="" manifest:full-path="Pictures/2000000700007DE200001830B04F51F2.svm"/>
  <manifest:file-entry manifest:media-type="" manifest:full-path="Pictures/20000007000071E6000013BF4AAF6BF4.svm"/>
  <manifest:file-entry manifest:media-type="" manifest:full-path="Pictures/20000007000065B4000031ECA10B103B.svm"/>
  <manifest:file-entry manifest:media-type="" manifest:full-path="Pictures/2000000700007FBE000028D44C8F3F78.svm"/>
  <manifest:file-entry manifest:media-type="" manifest:full-path="Pictures/2000000700006DA9000012EBEFF02545.svm"/>
  <manifest:file-entry manifest:media-type="" manifest:full-path="Pictures/2000000700005A2100001D5B9DB2883F.svm"/>
  <manifest:file-entry manifest:media-type="" manifest:full-path="Pictures/20000007000026C30000133A92120FD3.svm"/>
  <manifest:file-entry manifest:media-type="" manifest:full-path="Pictures/2000000700006CBB00001267D9B9577F.svm"/>
  <manifest:file-entry manifest:media-type="" manifest:full-path="Pictures/20000007000058AE000015177C882890.svm"/>
  <manifest:file-entry manifest:media-type="" manifest:full-path="Pictures/2000000700004BF80000175D367D30AC.svm"/>
  <manifest:file-entry manifest:media-type="" manifest:full-path="Pictures/20000007000026A8000014433FF4FB2C.svm"/>
  <manifest:file-entry manifest:media-type="" manifest:full-path="Pictures/2000000700007E17000025A09215AAAB.svm"/>
  <manifest:file-entry manifest:media-type="" manifest:full-path="Pictures/200000070000395D00001D26AAA36778.svm"/>
  <manifest:file-entry manifest:media-type="" manifest:full-path="Pictures/2000000700007DC7000015800C11E8C4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/>
    </style:style>
    <style:style style:name="P3" style:family="paragraph" style:parent-style-name="Standard">
      <style:paragraph-properties fo:text-align="start" style:justify-single-word="false"/>
      <style:text-properties fo:font-weight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Times New Roman" fo:font-size="12pt" fo:font-weight="bold" style:font-size-asian="12pt" style:font-size-complex="12pt"/>
    </style:style>
    <style:style style:name="P8" style:family="paragraph" style:parent-style-name="Heading_20_1">
      <style:text-properties style:font-name="Times New Roman" fo:font-size="12pt" fo:font-weight="bold" style:font-size-asian="12pt" style:font-size-complex="12pt"/>
    </style:style>
    <style:style style:name="P9" style:family="paragraph" style:parent-style-name="Heading_20_1">
      <style:text-properties fo:font-weight="bold"/>
    </style:style>
    <style:style style:name="P1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2pt" fo:font-weight="bold" style:font-size-asian="12pt" style:font-size-complex="12pt"/>
    </style:style>
    <style:style style:name="T4" style:family="text">
      <style:text-properties style:font-name="Times New Roman" fo:font-size="12pt" fo:language="ru" fo:country="RU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style:font-name="Times New Roman" fo:font-size="12pt" fo:font-weight="bold" style:font-size-asian="12pt" style:font-size-complex="12pt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РУКОВОДСТВО ПОЛЬЗОВАТЕЛЯ</text:p>
      <text:p text:style-name="P4">по информационной системе «Реестр лицензий на программное обеспечение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16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1">Общие сведения<text:tab/>3</text:p>
          <text:p text:style-name="P11">Добавление лицензии<text:tab/>3</text:p>
          <text:p text:style-name="P11">Изменение лицензии<text:tab/>5</text:p>
          <text:p text:style-name="P11">Добавление лицензионных ключей<text:tab/>7</text:p>
          <text:p text:style-name="P11">Поиск компьютеров, на которых установлено программное обеспечение<text:tab/>12</text:p>
          <text:p text:style-name="P11">Альтернативный способ поиск компьютеров, на которых установлено программное обеспечение<text:tab/>13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<text:span text:style-name="T4">Общие сведения</text:span></text:h>
      <text:p text:style-name="P10"><text:span text:style-name="T4">Программное обеспечение «Реестр лицензий на программное обеспечение» служит для ведения и учета перечня лицензий и их использования в подразделениях администрации города Братска. «Реестр лицензий на программное обеспечение» состоит из двух взаимосвязанных реестров: «Лицензии» и «Установки». В реестр «Лицензии» материально-ответственными лицами заносится перечень лицензий на приобретенное программное обеспечение с указанием наименования лицензий, документов оснований, видов лицензий и лицензионных ключей и другой доступной информации. В реестре «Установки» ведется учет расхода лицензий с указанием кем и на каком компьютере было установлено программное обеспечение по одной из ранее занесенных лицензий. Ведением реестра «Установки» занимается отдел информационно-технической поддержки МКУ «ЦИТиТО».</text:span></text:p>
      <text:h text:style-name="P8" text:outline-level="1">Добавление лицензии</text:h>
      <text:p text:style-name="P1">Для добавления новой лицензии необходимо открыть реестр «Лицензии». Для этого в "Меню" выбираем пункт "Лицензии"<text:line-break/><draw:frame draw:style-name="fr1" draw:name="Графический объект1" text:anchor-type="as-char" svg:width="17cm" svg:height="5.535cm" draw:z-index="13"><draw:image xlink:href="Pictures/2000000700005A2100001D5B9DB2883F.svm" xlink:type="simple" xlink:show="embed" xlink:actuate="onLoad"/></draw:frame></text:p>
      <text:p text:style-name="P1">В главном окне приложения появится перечень лицензий, доступных для редактирования и просмотра пользователем. <text:span text:style-name="T2">Для добавления новой лицензии необходимо</text:span> нажать кнопку "Добавить запись"<text:line-break/><draw:frame draw:style-name="fr2" draw:name="Графический объект2" text:anchor-type="as-char" svg:width="20.505cm" svg:height="3.552cm" draw:z-index="1"><draw:image xlink:href="Pictures/20000007000071E6000013BF4AAF6BF4.svm" xlink:type="simple" xlink:show="embed" xlink:actuate="onLoad"/></draw:frame></text:p>
      <text:p text:style-name="P6"><text:soft-page-break/>После чего внести информацию по новой лицензии в соответствующие поля. Часть информации является обязательной для заполнения: наименование ПО, поставщик, департамент-заказчик и вид лицензии. Остальная информация заполняется в случае ее наличия. Чтобы добавить лицензию с неограниченным количеством установок необходимо убрать галочку перед полем количества установок.</text:p>
      <text:p text:style-name="Standard"><draw:frame draw:style-name="fr3" draw:name="Графический объект3" text:anchor-type="paragraph" svg:width="25.065cm" svg:height="4.815cm" draw:z-index="0"><draw:image xlink:href="Pictures/2000000700007DE200001830B04F51F2.svm" xlink:type="simple" xlink:show="embed" xlink:actuate="onLoad"/></draw:frame></text:p>
      <text:p text:style-name="Standard">После внесения всей информации по лицензии необходимо нажать кнопку "Сохранить".</text:p>
      <text:p text:style-name="P6"><draw:frame draw:style-name="fr4" draw:name="Графический объект4" text:anchor-type="paragraph" svg:width="9.924cm" svg:height="4.921cm" draw:z-index="12"><draw:image xlink:href="Pictures/20000007000026C30000133A92120FD3.svm" xlink:type="simple" xlink:show="embed" xlink:actuate="onLoad"/></draw:frame>В случае, если какая-либо информация введена некорректно или не введена вовсе, то после нажатия на кнопку "Сохранить" появится соответствующее сообщение об ошибке с информацией о том, что необходимо поправить. После успешного сохранения лицензии можно переходить к добавлению лицензионных ключей (см. содержание).</text:p>
      <text:p text:style-name="P7"/>
      <text:p text:style-name="P7"/>
      <text:h text:style-name="P8" text:outline-level="1"><text:soft-page-break/>Изменение лицензии</text:h>
      <text:p text:style-name="P1">Для изменения лицензии необходимо открыть реестр «Лицензии». Для этого в "Меню" выбираем пункт "Лицензии"</text:p>
      <text:p text:style-name="Standard"><draw:frame draw:style-name="fr5" draw:name="Графический объект5" text:anchor-type="char" svg:width="22.617cm" svg:height="7.368cm" draw:z-index="8"><draw:image xlink:href="Pictures/2000000700005A2100001D5B9DB2883F.svm" xlink:type="simple" xlink:show="embed" xlink:actuate="onLoad"/></draw:frame></text:p>
      <text:p text:style-name="P6">В появившемся окне находим интересующую нас лицензию и выбираем ее <text:span text:style-name="T5">(</text:span><text:span text:style-name="T2">необходимо, чтобы выделение синим цветом располагалось на выбранной лицензии).</text:span></text:p>
      <text:p text:style-name="Standard"><draw:frame draw:style-name="fr6" draw:name="Графический объект6" text:anchor-type="paragraph" svg:width="25.7cm" svg:height="13.63cm" draw:z-index="2"><draw:image xlink:href="Pictures/2000000700007C55000041F1079294AE.svm" xlink:type="simple" xlink:show="embed" xlink:actuate="onLoad"/></draw:frame><text:soft-page-break/></text:p>
      <text:p text:style-name="Standard"/>
      <text:p text:style-name="Standard"/>
      <text:p text:style-name="Standard"/>
      <text:p text:style-name="P6"><text:soft-page-break/>При этом поля для редактирования автоматически заполнятся информацией по выбранной лицензии. Теперь вы можете изменить любую информацию просто отредактировав нужное поле.</text:p>
      <text:p text:style-name="P6"><draw:frame draw:style-name="fr6" draw:name="Графический объект7" text:anchor-type="paragraph" svg:width="25.7cm" svg:height="4.392cm" draw:z-index="10"><draw:image xlink:href="Pictures/2000000700007DC7000015800C11E8C4.svm" xlink:type="simple" xlink:show="embed" xlink:actuate="onLoad"/></draw:frame>После внесения изменений станут активны кнопки «Сохранить» и «Отменить». Для того, чтобы информация сохранилась в базу данных, необходимо нажать кнопку «Сохранить». В противном случае ничего сохранено не будет. Для отмены изменений необходимо нажать кнопку «Отмена».</text:p>
      <text:p text:style-name="Standard"><draw:frame draw:style-name="fr7" draw:name="Графический объект8" text:anchor-type="char" svg:width="7.518cm" svg:height="3.942cm" draw:z-index="17"><draw:image xlink:href="Pictures/20000007000026A8000014433FF4FB2C.svm" xlink:type="simple" xlink:show="embed" xlink:actuate="onLoad"/></draw:frame></text:p>
      <text:h text:style-name="Heading_20_1" text:outline-level="1"><text:span text:style-name="T3">Добавление лицензионных ключей</text:span></text:h>
      <text:p text:style-name="P1"><draw:frame draw:style-name="fr8" draw:name="Графический объект9" text:anchor-type="paragraph" svg:x="8.07cm" svg:y="0.824cm" svg:width="9.954cm" svg:height="3.242cm" draw:z-index="9"><draw:image xlink:href="Pictures/2000000700005A2100001D5B9DB2883F.svm" xlink:type="simple" xlink:show="embed" xlink:actuate="onLoad"/></draw:frame>Для добавления лицензионного ключа необходимо открыть реестр «Лицензии». Для этого в "Меню" выбираем пункт "Лицензии"</text:p>
      <text:p text:style-name="P6"><text:soft-page-break/>В появившемся окне находим интересующую нас лицензию и выбираем ее <text:span text:style-name="T5">(</text:span><text:span text:style-name="T2">необходимо, чтобы выделение синим цветом располагалось на выбранной лицензии).</text:span></text:p>
      <text:p text:style-name="Standard"><draw:frame draw:style-name="fr6" draw:name="Графический объект10" text:anchor-type="paragraph" svg:width="25.7cm" svg:height="13.63cm" draw:z-index="11"><draw:image xlink:href="Pictures/2000000700007C55000041F1079294AE.svm" xlink:type="simple" xlink:show="embed" xlink:actuate="onLoad"/></draw:frame></text:p>
      <text:p text:style-name="Standard"/>
      <text:p text:style-name="P6"><text:soft-page-break/>После этого в панели управления приложения на вкладке «Главная» в группе «Связные объекты» нажимаем на кнопку «Лицензионные ключи». Откроется окно с перечнем лицензионных ключей <text:span text:style-name="T1">выбранной</text:span> лицензии.</text:p>
      <text:p text:style-name="Standard"><draw:frame draw:style-name="fr6" draw:name="Графический объект11" text:anchor-type="paragraph" svg:width="25.7cm" svg:height="4.433cm" draw:z-index="3"><draw:image xlink:href="Pictures/2000000700006DA9000012EBEFF02545.svm" xlink:type="simple" xlink:show="embed" xlink:actuate="onLoad"/></draw:frame></text:p>
      <text:p text:style-name="Standard">В появившемся окне мы можем добавить, удалить или изменить уже имеющиеся ключи. Для этого служат кнопки в группе «Редактирование» на вкладке «Главная» панели управления приложения.</text:p>
      <text:p text:style-name="Standard"><draw:frame draw:style-name="fr9" draw:name="Графический объект12" text:anchor-type="as-char" svg:width="25.7cm" svg:height="8.214cm" draw:z-index="4"><draw:image xlink:href="Pictures/2000000700007FBE000028D44C8F3F78.svm" xlink:type="simple" xlink:show="embed" xlink:actuate="onLoad"/></draw:frame></text:p>
      <text:p text:style-name="Standard"/>
      <text:p text:style-name="P6"><text:soft-page-break/>Для добавления нового ключа необходимо нажать кнопку «Добавить запись» для удаления ключа необходимо выбрать его в списке и нажать кнопку «Удалить запись». Для изменения уже существующего ключа необходимо выбрать ключ и начать вводить информацию с клавиатуры. По окончании ввода нажать кнопку <text:span text:style-name="T1">Enter</text:span>.</text:p>
      <text:p text:style-name="Standard"><draw:frame draw:style-name="fr4" draw:name="Графический объект13" text:anchor-type="paragraph" svg:width="19.449cm" svg:height="5.981cm" draw:z-index="16"><draw:image xlink:href="Pictures/2000000700004BF80000175D367D30AC.svm" xlink:type="simple" xlink:show="embed" xlink:actuate="onLoad"/></draw:frame></text:p>
      <text:p text:style-name="P6">После внесения изменений (добавления ключей, изменения, удаления) станут активны кнопки «Сохранить» и «Отменить». Для того, чтобы информация сохранилась в базу данных, необходимо нажать кнопку «Сохранить». В противном случае ничего сохранено не будет. Для отмены изменений необходимо нажать кнопку «Отмена».</text:p>
      <text:p text:style-name="Standard"><draw:frame draw:style-name="fr4" draw:name="Графический объект14" text:anchor-type="paragraph" svg:width="9.791cm" svg:height="5.717cm" draw:z-index="20"><draw:image xlink:href="Pictures/200000070000263F0000165483C8F0EA.svm" xlink:type="simple" xlink:show="embed" xlink:actuate="onLoad"/></draw:frame></text:p>
      <text:h text:style-name="Heading_20_1" text:outline-level="1"><text:soft-page-break/><text:span text:style-name="T3">Поиск компьютеров, на которых установлено программное обеспечение</text:span></text:h>
      <text:p text:style-name="P6">Существует два способа найти компьютер, на который установлено ПО. Первый способ — через реестр «Лицензии». Второй — через реестр «Установки». В данном разделе рассмотрен первый способ. </text:p>
      <text:p text:style-name="Standard">Чтобы открыть реестр «Лицензии» необходимо в «Меню» выбрать пункт «Лицензии» <draw:frame draw:style-name="fr10" draw:name="Графический объект15" text:anchor-type="as-char" svg:width="19.69cm" svg:height="5.697cm" draw:z-index="18"><draw:image xlink:href="Pictures/2000000700005A2100001D5B9DB2883F.svm" xlink:type="simple" xlink:show="embed" xlink:actuate="onLoad"/></draw:frame></text:p>
      <text:p text:style-name="P6">В появившемся окне находим интересующую нас лицензию и выбираем ее <text:span text:style-name="T5">(</text:span><text:span text:style-name="T2">необходимо, чтобы выделение синим цветом располагалось на выбранной лицензии). </text:span>После чего нажимаем на кнопку «Установки» в группе кнопок «Связные объекты» на вкладке «Главные» панели управления приложения. </text:p>
      <text:p text:style-name="Standard"><draw:frame draw:style-name="fr6" draw:name="Графический объект17" text:anchor-type="paragraph" svg:width="25.7cm" svg:height="4.35cm" draw:z-index="5"><draw:image xlink:href="Pictures/2000000700006CBB00001267D9B9577F.svm" xlink:type="simple" xlink:show="embed" xlink:actuate="onLoad"/></draw:frame></text:p>
      <text:p text:style-name="Standard"/>
      <text:p text:style-name="Standard"/>
      <text:p text:style-name="Standard"/>
      <text:p text:style-name="P6"><text:soft-page-break/>В программе появится перечень всех установок, произведенных по данной лицензии с указанием даты установки, компьютера и департамента, в котором установлено ПО и кто его установил, а также использованный при этом лицензионный ключ. <text:s/></text:p>
      <text:p text:style-name="P2"><draw:frame draw:style-name="fr6" draw:name="Графический объект18" text:anchor-type="paragraph" svg:width="25.7cm" svg:height="9.606cm" draw:z-index="6"><draw:image xlink:href="Pictures/2000000700007E1700002F223F57F4C1.svm" xlink:type="simple" xlink:show="embed" xlink:actuate="onLoad"/></draw:frame></text:p>
      <text:h text:style-name="P8" text:outline-level="1">Альтернативный способ поиск компьютеров, на которых установлено программное обеспечение</text:h>
      <text:p text:style-name="P6">Другой, более сложный, но и более гибкий, способ найти интересующую установку программного обеспечения — это через реестр «Установки». Чтобы открыть реестр «Установки» необходимо в «Меню» выбрать пункт «Установки». При этом откроется перечень всех установок вашего департамента.</text:p>
      <text:p text:style-name="P6"><draw:frame draw:style-name="fr4" draw:name="Графический объект19" text:anchor-type="paragraph" svg:width="11.7cm" svg:height="5.944cm" draw:z-index="19"><draw:image xlink:href="Pictures/200000070000395D00001D26AAA36778.svm" xlink:type="simple" xlink:show="embed" xlink:actuate="onLoad"/></draw:frame><text:soft-page-break/>В появившемся окне для поиска интересующей установки необходимо воспользоваться кнопкой «Поиск» в группе кнопок «Навигация» вкладки «Главная» панели управления приложения. Откроется окно с большим количеством настройки критериев поиска, среди которых в правой колонке можно выбрать департамент или компьютер, на котором установлено ПО. Также критерии можно комбинировать, например, все установки <text:span text:style-name="T5">Microsoft Office</text:span> в департаменте культуры, установленные Автаевым Евгением.</text:p>
      <text:p text:style-name="Standard"><draw:frame draw:style-name="fr4" draw:name="Графический объект21" text:anchor-type="paragraph" svg:width="20.378cm" svg:height="4.847cm" draw:z-index="14"><draw:image xlink:href="Pictures/20000007000058AE000015177C882890.svm" xlink:type="simple" xlink:show="embed" xlink:actuate="onLoad"/></draw:frame>Пример настроек критериев для поиска установок на определенный ПК показаны на изображении (см. ниже). В данном случае после нажатия на кнопку «Поиск» в списке установок будут отображены только установки на компьютере <text:span text:style-name="T5">MCO052.</text:span></text:p>
      <text:p text:style-name="Standard"><draw:frame draw:style-name="fr4" draw:name="Графический объект22" text:anchor-type="paragraph" svg:width="20.35cm" svg:height="9.987cm" draw:z-index="15"><draw:image xlink:href="Pictures/20000007000065B4000031ECA10B103B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Обратите внимание, что кнопка «Поиск»стала подсвечиваться. Это значит, что список установок находится в режиме поиска. Повторное нажатие на эту кнопку отменит режим поиска и в таблице отобразятся все доступные для просмотра установки.</text:p>
      <text:p text:style-name="Standard"><draw:frame draw:style-name="fr6" draw:name="Графический объект23" text:anchor-type="paragraph" svg:width="25.7cm" svg:height="7.668cm" draw:z-index="7"><draw:image xlink:href="Pictures/2000000700007E17000025A09215AAAB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58:54.50</meta:creation-date>
    <dc:date>2016-03-15T14:24:27.80</dc:date>
    <meta:editing-duration>PT2H47M13S</meta:editing-duration>
    <meta:editing-cycles>4</meta:editing-cycles>
    <meta:generator>OpenOffice.org/3.4.1$Win32 OpenOffice.org_project/341m1$Build-9593</meta:generator>
    <meta:document-statistic meta:table-count="0" meta:image-count="21" meta:object-count="0" meta:page-count="15" meta:paragraph-count="42" meta:word-count="812" meta:character-count="6363"/>
  </office:meta>
</office:document-meta>
</file>